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liablePartnerRoleMessageExchangeImpl.getInvocation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iablePartnerRoleMessageExchangeImpl.checkReplyContextO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liablePartnerRoleMessageExchangeImpl.replyAsync( String foreign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liablePartnerRoleMessageExchangeImpl.ReliablePartnerRoleMessageExchangeImpl( ODEProcess process , long iid , String mexId , PartnerLinkModel oplink , Operation op , EndpointReference epr , EndpointReference myRoleEPR , PartnerRoleChannel partnerRole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liablePartnerRoleMessageExchangeImpl.async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liablePartnerRoleMessageExchangeImpl.generatePartnerResponseWorkEvent( MessageExchangeDAO mex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